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336633" style:font-name="Calibri" fo:font-size="24pt" fo:font-weight="normal" officeooo:rsid="0000a630" officeooo:paragraph-rsid="0000a630" style:font-size-asian="24pt" style:font-weight-asian="normal" style:font-size-complex="24pt" style:font-weight-complex="normal"/>
    </style:style>
    <style:style style:name="P6" style:family="paragraph" style:parent-style-name="Text_20_body">
      <style:text-properties fo:color="#336633" fo:font-size="14pt" style:font-size-asian="14pt" style:font-size-complex="14pt"/>
    </style:style>
    <style:style style:name="P7" style:family="paragraph" style:parent-style-name="Text_20_body">
      <style:text-properties officeooo:rsid="0000a630"/>
    </style:style>
    <style:style style:name="P8" style:family="paragraph" style:parent-style-name="Text_20_body">
      <style:text-properties officeooo:rsid="000b60c7" officeooo:paragraph-rsid="000b60c7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00a630"/>
    </style:style>
    <style:style style:name="P13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style:font-size-asian="12pt" style:font-size-complex="12pt"/>
    </style:style>
    <style:style style:name="P14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Standard" style:master-page-name="First_20_Page">
      <style:paragraph-properties style:page-number="auto"/>
    </style:style>
    <style:style style:name="P17" style:family="paragraph" style:parent-style-name="Standard" style:master-page-name="Index">
      <style:paragraph-properties style:page-number="auto"/>
    </style:style>
    <style:style style:name="P18" style:family="paragraph" style:parent-style-name="Standard" style:master-page-name="Standard">
      <style:paragraph-properties style:page-number="auto"/>
    </style:style>
    <style:style style:name="P19" style:family="paragraph" style:parent-style-name="Heading_20_1">
      <style:text-properties officeooo:rsid="0000a630" officeooo:paragraph-rsid="0000a630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rsid="00093a68" officeooo:paragraph-rsid="00093a68"/>
    </style:style>
    <style:style style:name="P22" style:family="paragraph" style:parent-style-name="Text_20_body" style:list-style-name="L2">
      <style:text-properties officeooo:rsid="00093a68" officeooo:paragraph-rsid="00093a68"/>
    </style:style>
    <style:style style:name="P23" style:family="paragraph" style:parent-style-name="Text_20_body" style:list-style-name="L2">
      <style:text-properties officeooo:rsid="000b60c7" officeooo:paragraph-rsid="000b60c7"/>
    </style:style>
    <style:style style:name="P24" style:family="paragraph" style:parent-style-name="Text_20_body" style:list-style-name="L3">
      <style:text-properties officeooo:rsid="000db93a" officeooo:paragraph-rsid="000db93a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style:font-name="Calibri" fo:font-size="12pt" style:font-size-asian="12pt" style:font-size-complex="12pt"/>
    </style:style>
    <style:style style:name="T8" style:family="text">
      <style:text-properties style:font-name="Calibri" fo:font-size="12pt" officeooo:rsid="0000a630" style:font-size-asian="12pt" style:font-size-complex="12pt"/>
    </style:style>
    <style:style style:name="T9" style:family="text">
      <style:text-properties officeooo:rsid="0000a630"/>
    </style:style>
    <style:style style:name="T10" style:family="text">
      <style:text-properties officeooo:rsid="0006c59a"/>
    </style:style>
    <style:style style:name="T11" style:family="text">
      <style:text-properties officeooo:rsid="00093a68"/>
    </style:style>
    <style:style style:name="T12" style:family="text">
      <style:text-properties officeooo:rsid="000b60c7"/>
    </style:style>
    <style:style style:name="T13" style:family="text">
      <style:text-properties officeooo:rsid="000dc157"/>
    </style:style>
    <style:style style:name="T14" style:family="text">
      <style:text-properties officeooo:rsid="000e2eb4"/>
    </style:style>
    <style:style style:name="T15" style:family="text">
      <style:text-properties fo:text-transform="uppercase" fo:color="#336633" style:font-name="Calibri" fo:font-size="24pt" fo:font-weight="bold" style:font-size-asian="24pt" style:font-weight-asian="bold" style:font-size-complex="24pt" style:font-weight-complex="bold"/>
    </style:style>
    <style:style style:name="T16" style:family="text">
      <style:text-properties fo:text-transform="uppercase" fo:color="#336633" style:font-name="Calibri" fo:font-size="24pt" fo:font-weight="bold" officeooo:rsid="000e2eb4" style:font-size-asian="24pt" style:font-weight-asian="bold" style:font-size-complex="24pt" style:font-weight-complex="bold"/>
    </style:style>
    <style:style style:name="T17" style:family="text">
      <style:text-properties fo:text-transform="uppercase" fo:color="#336633" style:font-name="Calibri" fo:font-size="24pt" fo:font-weight="bold" officeooo:rsid="0000a630" style:font-size-asian="24pt" style:font-weight-asian="bold" style:font-size-complex="24pt" style:font-weight-complex="bold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4" text:name="NumeroTema"/>
        <text:user-field-decl office:value-type="string" office:string-value="Eventos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Desarrollo Web en Entorno Cliente</text:user-field-get></text:p>
          <text:p text:style-name="P4">CFGS DAW</text:p>
        </draw:text-box>
      </draw:frame>
      <text:p text:style-name="P16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><text:span text:style-name="T17">U</text:span><text:span text:style-name="T16">D 04</text:span><text:span text:style-name="T15">. </text:span><text:span text:style-name="T15"><text:user-field-get text:name="Tema">Eventos</text:user-field-get></text:span></text:p>
      <text:p text:style-name="P5"><text:span text:style-name="T13">Guía</text:span> de estudi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Sergio García</text:p>
      <text:p text:style-name="P12"><text:span text:style-name="T5"><text:s/></text:span><text:a xlink:type="simple" xlink:href="mailto:mail@ceedcv.e" text:style-name="Internet_20_link" text:visited-style-name="Visited_20_Internet_20_Link"><text:span text:style-name="T8">sergio.garcia</text:span></text:a><text:a xlink:type="simple" xlink:href="mailto:mail@ceedcv.e" text:style-name="Internet_20_link" text:visited-style-name="Visited_20_Internet_20_Link"><text:span text:style-name="T7">@ceedcv.e</text:span></text:a><text:span text:style-name="T6">s</text:span></text:p>
      <text:p text:style-name="P14">201<text:span text:style-name="T14">9</text:span>/20<text:span text:style-name="T14">20</text:span></text:p>
      <text:p text:style-name="P13"><text:tab/><text:tab/><text:tab/><text:tab/><text:tab/><text:tab/><text:tab/><text:tab/><text:tab/><text:tab/>Versión:<text:date style:data-style-name="N104" text:date-value="2019-09-26T13:12:24.205876928">190926</text:date>.<text:time style:data-style-name="N105" text:time-value="2019-09-26T13:12:24.206011458">1311</text:time></text:p>
      <text:p text:style-name="P3"/>
      <text:p text:style-name="Standard"/>
      <text:p text:style-name="Standard"/>
      <text:p text:style-name="Standard"/>
      <text:p text:style-name="P17"/>
      <text:p text:style-name="P6">Licencia</text:p>
      <text:p text:style-name="Standard"/>
      <text:p text:style-name="P10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6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9"/>
      <text:p text:style-name="Notas_20_Informativas"><text:span text:style-name="T3"> </text:span>Atención</text:p>
      <text:p text:style-name="P9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5">1.Fechas<text:tab/>3</text:p>
          <text:p text:style-name="P15">2.Conocimientos previos<text:tab/>3</text:p>
          <text:p text:style-name="P15">3.Objetivos<text:tab/>3</text:p>
          <text:p text:style-name="P15">4.Contenidos<text:tab/>3</text:p>
          <text:p text:style-name="P15">5.Actividades<text:tab/>3</text:p>
          <text:p text:style-name="P15">6.Recomendaciones<text:tab/>3</text:p>
        </text:index-body>
      </text:table-of-content>
      <text:p text:style-name="Standard"/>
      <text:p text:style-name="P18"/>
      <text:p text:style-name="Standard"/>
      <text:p text:style-name="Titulo">UD0<text:user-field-get text:name="NumeroTema">4</text:user-field-get>. <text:user-field-get text:name="Tema">Eventos</text:user-field-get></text:p>
      <text:h text:style-name="P19" text:outline-level="1">Fecha<text:span text:style-name="T10">s</text:span></text:h>
      <text:p text:style-name="Text_20_body"><text:span text:style-name="T9">Desde</text:span> <text:span text:style-name="T13">07</text:span>/<text:span text:style-name="T12">10</text:span>/201<text:span text:style-name="T14">9</text:span> to <text:span text:style-name="T13">13</text:span>/<text:span text:style-name="T11">10</text:span>/201<text:span text:style-name="T14">9</text:span>. <text:span text:style-name="T9">La duración de la unidad es de 1 semana (7 horas)</text:span>.</text:p>
      <text:h text:style-name="P19" text:outline-level="1">Conocimientos previos</text:h>
      <text:list xml:id="list198709292" text:style-name="L1">
        <text:list-item>
          <text:p text:style-name="P20"><text:span text:style-name="T9">Uso básico de sistemas operativos</text:span>.</text:p>
        </text:list-item>
        <text:list-item>
          <text:p text:style-name="P20"><text:span text:style-name="T9">Conocimientos generales del uso de entornos de desarrollo</text:span>.</text:p>
        </text:list-item>
        <text:list-item>
          <text:p text:style-name="P21">Conocimientos básicos de HTML.</text:p>
        </text:list-item>
      </text:list>
      <text:h text:style-name="P19" text:outline-level="1">Objetivos</text:h>
      <text:list xml:id="list1925323162" text:style-name="L2">
        <text:list-item>
          <text:p text:style-name="P22">Conocer el funcionamiento bási<text:span text:style-name="T12">co de Javascript</text:span>.</text:p>
        </text:list-item>
        <text:list-item>
          <text:p text:style-name="P23">Ser capaz de ampliar el conjunto de instrucciones usadas mediante la visualización de ejemplos de código.</text:p>
        </text:list-item>
        <text:list-item>
          <text:p text:style-name="P23">Ser capaz de investigar en manuales o Internet para ampliar la base de instrucciones dada en el tema.<text:span text:style-name="T11"> </text:span></text:p>
        </text:list-item>
      </text:list>
      <text:h text:style-name="P19" text:outline-level="1">Contenidos</text:h>
      <text:list xml:id="list1404405820" text:style-name="L3">
        <text:list-item>
          <text:p text:style-name="P24">Tipos de eventos</text:p>
        </text:list-item>
        <text:list-item>
          <text:p text:style-name="P24">Manejo de eventos</text:p>
        </text:list-item>
      </text:list>
      <text:h text:style-name="P19" text:outline-level="1">Actividades</text:h>
      <text:p text:style-name="Text_20_body"><text:span text:style-name="T9">Es muy importante leer los apuntes y realizar los ejercicios. Los ejercicios de esta unidad no son evaluables, pero son base para la realización de actividades en las próximas unidades didácticas</text:span>.</text:p>
      <text:p text:style-name="P8">Si se incluirán ejercicios optativos, que permitirán subir nota para el examen.</text:p>
      <text:h text:style-name="P19" text:outline-level="1">Recomendaciones</text:h>
      <text:p text:style-name="P8">Es recomendable tener a mano la <text:span text:style-name="T13">guiá</text:span> de referencia de Javascript.</text:p>
      <text:p text:style-name="P7">Es necesario acudir a las TC con los conceptos principales estudiados <text:span text:style-name="T12">y con los ejercicios propuestos intentado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Webdings" svg:font-family="Webdings" style:font-adornments="Predeterminado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4" text:name="NumeroTema"/>
          <text:user-field-decl office:value-type="string" office:string-value="Eventos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0</text:span><text:span text:style-name="MT1"><text:user-field-get text:name="NumeroTema">4</text:user-field-get></text:span><text:span text:style-name="MT1">. </text:span><text:span text:style-name="MT1"><text:user-field-get text:name="Tema">Eventos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Footer"><text:span text:style-name="MT1">CGFS. Desarrollo de </text:span>Aplicaciones<text:span text:style-name="MT1"> WEB<text:tab/><text:tab/></text:span><text:span text:style-name="MT1"><text:user-field-get text:name="NumeroTema">4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T19H44M2S</meta:editing-duration>
    <meta:editing-cycles>24</meta:editing-cycles>
    <meta:generator>LibreOffice/6.3.1.2$Linux_X86_64 LibreOffice_project/30$Build-2</meta:generator>
    <dc:title>Plantilla CEED</dc:title>
    <dc:date>2019-09-26T13:12:16.671867497</dc:date>
    <meta:print-date>2016-09-19T01:24:23.102000000</meta:print-date>
    <meta:document-statistic meta:table-count="0" meta:image-count="1" meta:object-count="0" meta:page-count="3" meta:paragraph-count="46" meta:word-count="292" meta:character-count="1883" meta:non-whitespace-character-count="1630"/>
    <meta:template xlink:type="simple" xlink:actuate="onRequest" xlink:title="Plantilla CEED" xlink:href="../../.config/libreoffice/4/user/template/Plantilla%20CEED.ott" meta:date="2016-09-15T13:17:11.020000000"/>
  </office:meta>
</office:document-meta>
</file>